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341">
            <text:p>QC-341</text:p>
          </table:table-cell>
          <table:table-cell office:value-type="float" office:value="41.611">
            <text:p>41.611</text:p>
          </table:table-cell>
          <table:table-cell office:value-type="float" office:value="-73.966">
            <text:p>-73.966</text:p>
          </table:table-cell>
          <table:table-cell office:value-type="float" office:value="2330.0">
            <text:p>2330.0</text:p>
          </table:table-cell>
          <table:table-cell office:value-type="float" office:value="240.0">
            <text:p>2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105">
            <text:p>-3.105</text:p>
          </table:table-cell>
          <table:table-cell office:value-type="float" office:value="0.8026">
            <text:p>0.8026</text:p>
          </table:table-cell>
          <table:table-cell office:value-type="float" office:value="0.8026">
            <text:p>0.802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343">
            <text:p>QC-343</text:p>
          </table:table-cell>
          <table:table-cell office:value-type="float" office:value="41.611">
            <text:p>41.611</text:p>
          </table:table-cell>
          <table:table-cell office:value-type="float" office:value="-73.966">
            <text:p>-73.966</text:p>
          </table:table-cell>
          <table:table-cell office:value-type="float" office:value="4390.0">
            <text:p>4390.0</text:p>
          </table:table-cell>
          <table:table-cell office:value-type="float" office:value="220.0">
            <text:p>2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805">
            <text:p>-5.805</text:p>
          </table:table-cell>
          <table:table-cell office:value-type="float" office:value="0.8039">
            <text:p>0.8039</text:p>
          </table:table-cell>
          <table:table-cell office:value-type="float" office:value="0.8039">
            <text:p>0.803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505">
            <text:p>QC-505</text:p>
          </table:table-cell>
          <table:table-cell office:value-type="float" office:value="41.244">
            <text:p>41.244</text:p>
          </table:table-cell>
          <table:table-cell office:value-type="float" office:value="-73.968">
            <text:p>-73.968</text:p>
          </table:table-cell>
          <table:table-cell office:value-type="float" office:value="3100.0">
            <text:p>310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205">
            <text:p>-3.205</text:p>
          </table:table-cell>
          <table:table-cell office:value-type="float" office:value="0.8032">
            <text:p>0.8032</text:p>
          </table:table-cell>
          <table:table-cell office:value-type="float" office:value="0.8032">
            <text:p>0.8032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340">
            <text:p>QC-340</text:p>
          </table:table-cell>
          <table:table-cell office:value-type="float" office:value="41.611">
            <text:p>41.611</text:p>
          </table:table-cell>
          <table:table-cell office:value-type="float" office:value="-73.966">
            <text:p>-73.966</text:p>
          </table:table-cell>
          <table:table-cell office:value-type="float" office:value="3010.0">
            <text:p>3010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105">
            <text:p>-4.105</text:p>
          </table:table-cell>
          <table:table-cell office:value-type="float" office:value="0.8026">
            <text:p>0.8026</text:p>
          </table:table-cell>
          <table:table-cell office:value-type="float" office:value="0.8026">
            <text:p>0.802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221B">
            <text:p>QC-221B</text:p>
          </table:table-cell>
          <table:table-cell office:value-type="float" office:value="41.229">
            <text:p>41.229</text:p>
          </table:table-cell>
          <table:table-cell office:value-type="float" office:value="-73.931">
            <text:p>-73.931</text:p>
          </table:table-cell>
          <table:table-cell office:value-type="float" office:value="4570.0">
            <text:p>4570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605">
            <text:p>-6.605</text:p>
          </table:table-cell>
          <table:table-cell office:value-type="float" office:value="0.8047">
            <text:p>0.8047</text:p>
          </table:table-cell>
          <table:table-cell office:value-type="float" office:value="0.8047">
            <text:p>0.8047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264">
            <text:p>QC-264</text:p>
          </table:table-cell>
          <table:table-cell office:value-type="float" office:value="41.229">
            <text:p>41.229</text:p>
          </table:table-cell>
          <table:table-cell office:value-type="float" office:value="-73.931">
            <text:p>-73.931</text:p>
          </table:table-cell>
          <table:table-cell office:value-type="float" office:value="4500.0">
            <text:p>450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805">
            <text:p>-6.805</text:p>
          </table:table-cell>
          <table:table-cell office:value-type="float" office:value="0.8047">
            <text:p>0.8047</text:p>
          </table:table-cell>
          <table:table-cell office:value-type="float" office:value="0.8047">
            <text:p>0.8047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028">
            <text:p>QC-1028</text:p>
          </table:table-cell>
          <table:table-cell office:value-type="float" office:value="40.723">
            <text:p>40.723</text:p>
          </table:table-cell>
          <table:table-cell office:value-type="float" office:value="-74.016">
            <text:p>-74.016</text:p>
          </table:table-cell>
          <table:table-cell office:value-type="float" office:value="8750.0">
            <text:p>8750.0</text:p>
          </table:table-cell>
          <table:table-cell office:value-type="float" office:value="170.0">
            <text:p>1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0.294">
            <text:p>-20.294</text:p>
          </table:table-cell>
          <table:table-cell office:value-type="float" office:value="0.6659579566308972">
            <text:p>0.6659579566308972</text:p>
          </table:table-cell>
          <table:table-cell office:value-type="float" office:value="0.6659579566308972">
            <text:p>0.6659579566308972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026">
            <text:p>QC-1026</text:p>
          </table:table-cell>
          <table:table-cell office:value-type="float" office:value="40.726">
            <text:p>40.726</text:p>
          </table:table-cell>
          <table:table-cell office:value-type="float" office:value="-74.012">
            <text:p>-74.012</text:p>
          </table:table-cell>
          <table:table-cell office:value-type="float" office:value="9170.0">
            <text:p>9170.0</text:p>
          </table:table-cell>
          <table:table-cell office:value-type="float" office:value="230.0">
            <text:p>2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1.8654">
            <text:p>-21.8654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029">
            <text:p>QC-1029</text:p>
          </table:table-cell>
          <table:table-cell office:value-type="float" office:value="40.725">
            <text:p>40.725</text:p>
          </table:table-cell>
          <table:table-cell office:value-type="float" office:value="-74.011">
            <text:p>-74.011</text:p>
          </table:table-cell>
          <table:table-cell office:value-type="float" office:value="8190.0">
            <text:p>819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8.1755">
            <text:p>-18.1755</text:p>
          </table:table-cell>
          <table:table-cell office:value-type="float" office:value="0.63">
            <text:p>0.63</text:p>
          </table:table-cell>
          <table:table-cell office:value-type="float" office:value="0.63">
            <text:p>0.63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039">
            <text:p>QC-1039</text:p>
          </table:table-cell>
          <table:table-cell office:value-type="float" office:value="41.406">
            <text:p>41.406</text:p>
          </table:table-cell>
          <table:table-cell office:value-type="float" office:value="-73.948">
            <text:p>-73.948</text:p>
          </table:table-cell>
          <table:table-cell office:value-type="float" office:value="2160.0">
            <text:p>2160.0</text:p>
          </table:table-cell>
          <table:table-cell office:value-type="float" office:value="130.0">
            <text:p>1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95">
            <text:p>-1.795</text:p>
          </table:table-cell>
          <table:table-cell office:value-type="float" office:value="0.8187">
            <text:p>0.8187</text:p>
          </table:table-cell>
          <table:table-cell office:value-type="float" office:value="0.8187">
            <text:p>0.8187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040">
            <text:p>QC-1040</text:p>
          </table:table-cell>
          <table:table-cell office:value-type="float" office:value="41.406">
            <text:p>41.406</text:p>
          </table:table-cell>
          <table:table-cell office:value-type="float" office:value="-73.948">
            <text:p>-73.948</text:p>
          </table:table-cell>
          <table:table-cell office:value-type="float" office:value="6030.0">
            <text:p>6030.0</text:p>
          </table:table-cell>
          <table:table-cell office:value-type="float" office:value="290.0">
            <text:p>290.0</text:p>
          </table:table-cell>
          <table:table-cell office:value-type="string" office:value="basal peat">
            <text:p>basal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6.8465">
            <text:p>-6.8465</text:p>
          </table:table-cell>
          <table:table-cell office:value-type="float" office:value="0.5634713834792323">
            <text:p>0.5634713834792323</text:p>
          </table:table-cell>
          <table:table-cell office:value-type="float" office:value="0.5634713834792323">
            <text:p>0.5634713834792323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041">
            <text:p>QC-1041</text:p>
          </table:table-cell>
          <table:table-cell office:value-type="float" office:value="41.292">
            <text:p>41.292</text:p>
          </table:table-cell>
          <table:table-cell office:value-type="float" office:value="-73.94722">
            <text:p>-73.94722</text:p>
          </table:table-cell>
          <table:table-cell office:value-type="float" office:value="3190.0">
            <text:p>3190.0</text:p>
          </table:table-cell>
          <table:table-cell office:value-type="float" office:value="160.0">
            <text:p>16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305">
            <text:p>-4.305</text:p>
          </table:table-cell>
          <table:table-cell office:value-type="float" office:value="0.8104">
            <text:p>0.8104</text:p>
          </table:table-cell>
          <table:table-cell office:value-type="float" office:value="0.8104">
            <text:p>0.810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043">
            <text:p>QC-1043</text:p>
          </table:table-cell>
          <table:table-cell office:value-type="float" office:value="41.299">
            <text:p>41.299</text:p>
          </table:table-cell>
          <table:table-cell office:value-type="float" office:value="-73.94722">
            <text:p>-73.94722</text:p>
          </table:table-cell>
          <table:table-cell office:value-type="float" office:value="4450.0">
            <text:p>4450.0</text:p>
          </table:table-cell>
          <table:table-cell office:value-type="float" office:value="200.0">
            <text:p>2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635">
            <text:p>-7.635</text:p>
          </table:table-cell>
          <table:table-cell office:value-type="float" office:value="0.8318">
            <text:p>0.8318</text:p>
          </table:table-cell>
          <table:table-cell office:value-type="float" office:value="0.8318">
            <text:p>0.8318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183">
            <text:p>QC-1183</text:p>
          </table:table-cell>
          <table:table-cell office:value-type="float" office:value="40.761">
            <text:p>40.761</text:p>
          </table:table-cell>
          <table:table-cell office:value-type="float" office:value="-74.013">
            <text:p>-74.013</text:p>
          </table:table-cell>
          <table:table-cell office:value-type="float" office:value="9540.0">
            <text:p>9540.0</text:p>
          </table:table-cell>
          <table:table-cell office:value-type="float" office:value="120.0">
            <text:p>120.0</text:p>
          </table:table-cell>
          <table:table-cell office:value-type="string" office:value="Organic silt">
            <text:p>Organic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5.5033">
            <text:p>-35.5033</text:p>
          </table:table-cell>
          <table:table-cell office:value-type="float" office:value="0.7066823897621901">
            <text:p>0.7066823897621901</text:p>
          </table:table-cell>
          <table:table-cell office:value-type="float" office:value="0.7066823897621901">
            <text:p>0.7066823897621901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184">
            <text:p>QC-1184</text:p>
          </table:table-cell>
          <table:table-cell office:value-type="float" office:value="40.726">
            <text:p>40.726</text:p>
          </table:table-cell>
          <table:table-cell office:value-type="float" office:value="-74.011">
            <text:p>-74.011</text:p>
          </table:table-cell>
          <table:table-cell office:value-type="float" office:value="5540.0">
            <text:p>5540.0</text:p>
          </table:table-cell>
          <table:table-cell office:value-type="float" office:value="160.0">
            <text:p>16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3.2498">
            <text:p>-23.2498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321">
            <text:p>QC-1321</text:p>
          </table:table-cell>
          <table:table-cell office:value-type="float" office:value="40.741">
            <text:p>40.741</text:p>
          </table:table-cell>
          <table:table-cell office:value-type="float" office:value="-74.011">
            <text:p>-74.011</text:p>
          </table:table-cell>
          <table:table-cell office:value-type="float" office:value="7920.0">
            <text:p>7920.0</text:p>
          </table:table-cell>
          <table:table-cell office:value-type="float" office:value="200.0">
            <text:p>200.0</text:p>
          </table:table-cell>
          <table:table-cell office:value-type="string" office:value="Organic silt">
            <text:p>Organic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3.3581">
            <text:p>-23.3581</text:p>
          </table:table-cell>
          <table:table-cell office:value-type="float" office:value="0.6519202405202649">
            <text:p>0.6519202405202649</text:p>
          </table:table-cell>
          <table:table-cell office:value-type="float" office:value="0.6519202405202649">
            <text:p>0.651920240520264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374">
            <text:p>QC-1374</text:p>
          </table:table-cell>
          <table:table-cell office:value-type="float" office:value="40.725">
            <text:p>40.725</text:p>
          </table:table-cell>
          <table:table-cell office:value-type="float" office:value="-74.016">
            <text:p>-74.016</text:p>
          </table:table-cell>
          <table:table-cell office:value-type="float" office:value="8690.0">
            <text:p>8690.0</text:p>
          </table:table-cell>
          <table:table-cell office:value-type="float" office:value="190.0">
            <text:p>190.0</text:p>
          </table:table-cell>
          <table:table-cell office:value-type="string" office:value="Organic silt">
            <text:p>Organic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3.3581">
            <text:p>-23.3581</text:p>
          </table:table-cell>
          <table:table-cell office:value-type="float" office:value="0.6519202405202649">
            <text:p>0.6519202405202649</text:p>
          </table:table-cell>
          <table:table-cell office:value-type="float" office:value="0.6519202405202649">
            <text:p>0.651920240520264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380">
            <text:p>QC-1380</text:p>
          </table:table-cell>
          <table:table-cell office:value-type="float" office:value="40.724">
            <text:p>40.724</text:p>
          </table:table-cell>
          <table:table-cell office:value-type="float" office:value="-74.016">
            <text:p>-74.016</text:p>
          </table:table-cell>
          <table:table-cell office:value-type="float" office:value="8960.0">
            <text:p>8960.0</text:p>
          </table:table-cell>
          <table:table-cell office:value-type="float" office:value="270.0">
            <text:p>270.0</text:p>
          </table:table-cell>
          <table:table-cell office:value-type="string" office:value="Organic silt">
            <text:p>Organic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0.269">
            <text:p>-20.269</text:p>
          </table:table-cell>
          <table:table-cell office:value-type="float" office:value="0.6410148204214938">
            <text:p>0.6410148204214938</text:p>
          </table:table-cell>
          <table:table-cell office:value-type="float" office:value="0.6410148204214938">
            <text:p>0.6410148204214938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1389">
            <text:p>QC-1389</text:p>
          </table:table-cell>
          <table:table-cell office:value-type="float" office:value="40.726">
            <text:p>40.726</text:p>
          </table:table-cell>
          <table:table-cell office:value-type="float" office:value="-74.016">
            <text:p>-74.016</text:p>
          </table:table-cell>
          <table:table-cell office:value-type="float" office:value="7650.0">
            <text:p>7650.0</text:p>
          </table:table-cell>
          <table:table-cell office:value-type="float" office:value="190.0">
            <text:p>190.0</text:p>
          </table:table-cell>
          <table:table-cell office:value-type="string" office:value="Organic silt">
            <text:p>Organic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0.4408">
            <text:p>-20.4408</text:p>
          </table:table-cell>
          <table:table-cell office:value-type="float" office:value="0.6191930232165088">
            <text:p>0.6191930232165088</text:p>
          </table:table-cell>
          <table:table-cell office:value-type="float" office:value="0.6191930232165088">
            <text:p>0.6191930232165088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211">
            <text:p>QC-211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2300.0">
            <text:p>2300.0</text:p>
          </table:table-cell>
          <table:table-cell office:value-type="float" office:value="160.0">
            <text:p>16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05">
            <text:p>-2.805</text:p>
          </table:table-cell>
          <table:table-cell office:value-type="float" office:value="0.8026">
            <text:p>0.8026</text:p>
          </table:table-cell>
          <table:table-cell office:value-type="float" office:value="0.8026">
            <text:p>0.802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226">
            <text:p>QC-226</text:p>
          </table:table-cell>
          <table:table-cell office:value-type="float" office:value="41.411">
            <text:p>41.411</text:p>
          </table:table-cell>
          <table:table-cell office:value-type="float" office:value="-73.948">
            <text:p>-73.948</text:p>
          </table:table-cell>
          <table:table-cell office:value-type="float" office:value="2320.0">
            <text:p>232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705">
            <text:p>-3.705</text:p>
          </table:table-cell>
          <table:table-cell office:value-type="float" office:value="0.8026">
            <text:p>0.8026</text:p>
          </table:table-cell>
          <table:table-cell office:value-type="float" office:value="0.8026">
            <text:p>0.802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227">
            <text:p>QC-227</text:p>
          </table:table-cell>
          <table:table-cell office:value-type="float" office:value="41.411">
            <text:p>41.411</text:p>
          </table:table-cell>
          <table:table-cell office:value-type="float" office:value="-73.948">
            <text:p>-73.948</text:p>
          </table:table-cell>
          <table:table-cell office:value-type="float" office:value="4230.0">
            <text:p>4230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505">
            <text:p>-7.505</text:p>
          </table:table-cell>
          <table:table-cell office:value-type="float" office:value="0.8056">
            <text:p>0.8056</text:p>
          </table:table-cell>
          <table:table-cell office:value-type="float" office:value="0.8056">
            <text:p>0.805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228">
            <text:p>QC-228</text:p>
          </table:table-cell>
          <table:table-cell office:value-type="float" office:value="41.229">
            <text:p>41.229</text:p>
          </table:table-cell>
          <table:table-cell office:value-type="float" office:value="-73.931">
            <text:p>-73.931</text:p>
          </table:table-cell>
          <table:table-cell office:value-type="float" office:value="1870.0">
            <text:p>1870.0</text:p>
          </table:table-cell>
          <table:table-cell office:value-type="float" office:value="90.0">
            <text:p>9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505">
            <text:p>-2.505</text:p>
          </table:table-cell>
          <table:table-cell office:value-type="float" office:value="0.8026">
            <text:p>0.8026</text:p>
          </table:table-cell>
          <table:table-cell office:value-type="float" office:value="0.8026">
            <text:p>0.802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261">
            <text:p>QC-261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4610.0">
            <text:p>461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345">
            <text:p>-8.345</text:p>
          </table:table-cell>
          <table:table-cell office:value-type="float" office:value="0.8067">
            <text:p>0.8067</text:p>
          </table:table-cell>
          <table:table-cell office:value-type="float" office:value="0.8067">
            <text:p>0.8067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262">
            <text:p>QC-262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3460.0">
            <text:p>346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855">
            <text:p>-4.855</text:p>
          </table:table-cell>
          <table:table-cell office:value-type="float" office:value="0.8109">
            <text:p>0.8109</text:p>
          </table:table-cell>
          <table:table-cell office:value-type="float" office:value="0.8109">
            <text:p>0.810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276">
            <text:p>QC-276</text:p>
          </table:table-cell>
          <table:table-cell office:value-type="float" office:value="41.411">
            <text:p>41.411</text:p>
          </table:table-cell>
          <table:table-cell office:value-type="float" office:value="-73.948">
            <text:p>-73.948</text:p>
          </table:table-cell>
          <table:table-cell office:value-type="float" office:value="4110.0">
            <text:p>411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955">
            <text:p>-5.955</text:p>
          </table:table-cell>
          <table:table-cell office:value-type="float" office:value="0.8039">
            <text:p>0.8039</text:p>
          </table:table-cell>
          <table:table-cell office:value-type="float" office:value="0.8039">
            <text:p>0.803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506">
            <text:p>QC-506</text:p>
          </table:table-cell>
          <table:table-cell office:value-type="float" office:value="41.244">
            <text:p>41.244</text:p>
          </table:table-cell>
          <table:table-cell office:value-type="float" office:value="-73.968">
            <text:p>-73.968</text:p>
          </table:table-cell>
          <table:table-cell office:value-type="float" office:value="3740.0">
            <text:p>3740.0</text:p>
          </table:table-cell>
          <table:table-cell office:value-type="float" office:value="200.0">
            <text:p>2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805">
            <text:p>-5.805</text:p>
          </table:table-cell>
          <table:table-cell office:value-type="float" office:value="0.8039">
            <text:p>0.8039</text:p>
          </table:table-cell>
          <table:table-cell office:value-type="float" office:value="0.8039">
            <text:p>0.803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40">
            <text:p>QC-740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4300.0">
            <text:p>4300.0</text:p>
          </table:table-cell>
          <table:table-cell office:value-type="float" office:value="280.0">
            <text:p>2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.37">
            <text:p>-9.37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510">
            <text:p>QC-510</text:p>
          </table:table-cell>
          <table:table-cell office:value-type="float" office:value="41.299">
            <text:p>41.299</text:p>
          </table:table-cell>
          <table:table-cell office:value-type="float" office:value="-73.94722">
            <text:p>-73.94722</text:p>
          </table:table-cell>
          <table:table-cell office:value-type="float" office:value="3140.0">
            <text:p>3140.0</text:p>
          </table:table-cell>
          <table:table-cell office:value-type="float" office:value="170.0">
            <text:p>1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805">
            <text:p>-4.805</text:p>
          </table:table-cell>
          <table:table-cell office:value-type="float" office:value="0.8032">
            <text:p>0.8032</text:p>
          </table:table-cell>
          <table:table-cell office:value-type="float" office:value="0.8032">
            <text:p>0.8032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32">
            <text:p>QC-732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2990.0">
            <text:p>299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555">
            <text:p>-4.555</text:p>
          </table:table-cell>
          <table:table-cell office:value-type="float" office:value="0.8109">
            <text:p>0.8109</text:p>
          </table:table-cell>
          <table:table-cell office:value-type="float" office:value="0.8109">
            <text:p>0.810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34">
            <text:p>QC-734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1420.0">
            <text:p>1420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55">
            <text:p>-1.455</text:p>
          </table:table-cell>
          <table:table-cell office:value-type="float" office:value="0.8104">
            <text:p>0.8104</text:p>
          </table:table-cell>
          <table:table-cell office:value-type="float" office:value="0.8104">
            <text:p>0.810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35">
            <text:p>QC-735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2000.0">
            <text:p>200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55">
            <text:p>-3.055</text:p>
          </table:table-cell>
          <table:table-cell office:value-type="float" office:value="0.8104">
            <text:p>0.8104</text:p>
          </table:table-cell>
          <table:table-cell office:value-type="float" office:value="0.8104">
            <text:p>0.810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36">
            <text:p>QC-736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2550.0">
            <text:p>2550.0</text:p>
          </table:table-cell>
          <table:table-cell office:value-type="float" office:value="140.0">
            <text:p>1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555">
            <text:p>-4.555</text:p>
          </table:table-cell>
          <table:table-cell office:value-type="float" office:value="0.8109">
            <text:p>0.8109</text:p>
          </table:table-cell>
          <table:table-cell office:value-type="float" office:value="0.8109">
            <text:p>0.810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37">
            <text:p>QC-737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3730.0">
            <text:p>3730.0</text:p>
          </table:table-cell>
          <table:table-cell office:value-type="float" office:value="200.0">
            <text:p>2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655">
            <text:p>-5.655</text:p>
          </table:table-cell>
          <table:table-cell office:value-type="float" office:value="0.8116">
            <text:p>0.8116</text:p>
          </table:table-cell>
          <table:table-cell office:value-type="float" office:value="0.8116">
            <text:p>0.811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38">
            <text:p>QC-738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3320.0">
            <text:p>3320.0</text:p>
          </table:table-cell>
          <table:table-cell office:value-type="float" office:value="140.0">
            <text:p>1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735">
            <text:p>-6.735</text:p>
          </table:table-cell>
          <table:table-cell office:value-type="float" office:value="0.8185">
            <text:p>0.8185</text:p>
          </table:table-cell>
          <table:table-cell office:value-type="float" office:value="0.8185">
            <text:p>0.8185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39">
            <text:p>QC-739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3790.0">
            <text:p>3790.0</text:p>
          </table:table-cell>
          <table:table-cell office:value-type="float" office:value="90.0">
            <text:p>9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705">
            <text:p>-7.705</text:p>
          </table:table-cell>
          <table:table-cell office:value-type="float" office:value="0.824">
            <text:p>0.824</text:p>
          </table:table-cell>
          <table:table-cell office:value-type="float" office:value="0.824">
            <text:p>0.82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41">
            <text:p>QC-741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4720.0">
            <text:p>4720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.705">
            <text:p>-9.705</text:p>
          </table:table-cell>
          <table:table-cell office:value-type="float" office:value="0.8262">
            <text:p>0.8262</text:p>
          </table:table-cell>
          <table:table-cell office:value-type="float" office:value="0.8262">
            <text:p>0.8262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42">
            <text:p>QC-742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5320.0">
            <text:p>5320.0</text:p>
          </table:table-cell>
          <table:table-cell office:value-type="float" office:value="170.0">
            <text:p>1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.155">
            <text:p>-11.155</text:p>
          </table:table-cell>
          <table:table-cell office:value-type="float" office:value="0.8168">
            <text:p>0.8168</text:p>
          </table:table-cell>
          <table:table-cell office:value-type="float" office:value="0.8168">
            <text:p>0.8168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70">
            <text:p>QC-770</text:p>
          </table:table-cell>
          <table:table-cell office:value-type="float" office:value="41.225">
            <text:p>41.225</text:p>
          </table:table-cell>
          <table:table-cell office:value-type="float" office:value="-73.967">
            <text:p>-73.967</text:p>
          </table:table-cell>
          <table:table-cell office:value-type="float" office:value="800.0">
            <text:p>80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55">
            <text:p>-0.755</text:p>
          </table:table-cell>
          <table:table-cell office:value-type="float" office:value="0.8104">
            <text:p>0.8104</text:p>
          </table:table-cell>
          <table:table-cell office:value-type="float" office:value="0.8104">
            <text:p>0.810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71">
            <text:p>QC-771</text:p>
          </table:table-cell>
          <table:table-cell office:value-type="float" office:value="41.225">
            <text:p>41.225</text:p>
          </table:table-cell>
          <table:table-cell office:value-type="float" office:value="-73.967">
            <text:p>-73.967</text:p>
          </table:table-cell>
          <table:table-cell office:value-type="float" office:value="2890.0">
            <text:p>2890.0</text:p>
          </table:table-cell>
          <table:table-cell office:value-type="float" office:value="130.0">
            <text:p>1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0154">
            <text:p>-2.0154</text:p>
          </table:table-cell>
          <table:table-cell office:value-type="float" office:value="0.5446099521676041">
            <text:p>0.5446099521676041</text:p>
          </table:table-cell>
          <table:table-cell office:value-type="float" office:value="0.5446099521676041">
            <text:p>0.5446099521676041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31">
            <text:p>QC-731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3530.0">
            <text:p>353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9332">
            <text:p>-3.9332</text:p>
          </table:table-cell>
          <table:table-cell office:value-type="float" office:value="0.5267826876426369">
            <text:p>0.5267826876426369</text:p>
          </table:table-cell>
          <table:table-cell office:value-type="float" office:value="0.5267826876426369">
            <text:p>0.526782687642636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72">
            <text:p>QC-772</text:p>
          </table:table-cell>
          <table:table-cell office:value-type="float" office:value="41.225">
            <text:p>41.225</text:p>
          </table:table-cell>
          <table:table-cell office:value-type="float" office:value="-73.967">
            <text:p>-73.967</text:p>
          </table:table-cell>
          <table:table-cell office:value-type="float" office:value="1740.0">
            <text:p>174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55">
            <text:p>-1.755</text:p>
          </table:table-cell>
          <table:table-cell office:value-type="float" office:value="0.8104">
            <text:p>0.8104</text:p>
          </table:table-cell>
          <table:table-cell office:value-type="float" office:value="0.8104">
            <text:p>0.810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New_York-5">
            <text:p>New_York-5</text:p>
          </table:table-cell>
          <table:table-cell office:value-type="float" office:value="41.136">
            <text:p>41.136</text:p>
          </table:table-cell>
          <table:table-cell office:value-type="float" office:value="-73.8941">
            <text:p>-73.8941</text:p>
          </table:table-cell>
          <table:table-cell office:value-type="float" office:value="3510.0">
            <text:p>3510.0</text:p>
          </table:table-cell>
          <table:table-cell office:value-type="float" office:value="35.0">
            <text:p>35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1.397">
            <text:p>-11.397</text:p>
          </table:table-cell>
          <table:table-cell office:value-type="float" office:value="0.11697183421661816">
            <text:p>0.11697183421661816</text:p>
          </table:table-cell>
          <table:table-cell office:value-type="float" office:value="0.11697183421661816">
            <text:p>0.11697183421661816</text:p>
          </table:table-cell>
          <table:table-cell office:value-type="string" office:value="SlagleEtal2006,EngelhartHorton2012">
            <text:p>SlagleEtal2006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New_York-4">
            <text:p>New_York-4</text:p>
          </table:table-cell>
          <table:table-cell office:value-type="float" office:value="41.093">
            <text:p>41.093</text:p>
          </table:table-cell>
          <table:table-cell office:value-type="float" office:value="-73.8858">
            <text:p>-73.8858</text:p>
          </table:table-cell>
          <table:table-cell office:value-type="float" office:value="2655.0">
            <text:p>2655.0</text:p>
          </table:table-cell>
          <table:table-cell office:value-type="float" office:value="35.0">
            <text:p>35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1.9741">
            <text:p>-11.9741</text:p>
          </table:table-cell>
          <table:table-cell office:value-type="float" office:value="0.11408838678848958">
            <text:p>0.11408838678848958</text:p>
          </table:table-cell>
          <table:table-cell office:value-type="float" office:value="0.11408838678848958">
            <text:p>0.11408838678848958</text:p>
          </table:table-cell>
          <table:table-cell office:value-type="string" office:value="SlagleEtal2006,EngelhartHorton2012">
            <text:p>SlagleEtal2006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New_York-3">
            <text:p>New_York-3</text:p>
          </table:table-cell>
          <table:table-cell office:value-type="float" office:value="41.056">
            <text:p>41.056</text:p>
          </table:table-cell>
          <table:table-cell office:value-type="float" office:value="-73.8961">
            <text:p>-73.8961</text:p>
          </table:table-cell>
          <table:table-cell office:value-type="float" office:value="3375.0">
            <text:p>3375.0</text:p>
          </table:table-cell>
          <table:table-cell office:value-type="float" office:value="35.0">
            <text:p>35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8.5424">
            <text:p>-8.5424</text:p>
          </table:table-cell>
          <table:table-cell office:value-type="float" office:value="0.12239869280347729">
            <text:p>0.12239869280347729</text:p>
          </table:table-cell>
          <table:table-cell office:value-type="float" office:value="0.12239869280347729">
            <text:p>0.12239869280347729</text:p>
          </table:table-cell>
          <table:table-cell office:value-type="string" office:value="SlagleEtal2006,EngelhartHorton2012">
            <text:p>SlagleEtal2006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New_York-2">
            <text:p>New_York-2</text:p>
          </table:table-cell>
          <table:table-cell office:value-type="float" office:value="41.056">
            <text:p>41.056</text:p>
          </table:table-cell>
          <table:table-cell office:value-type="float" office:value="-73.8961">
            <text:p>-73.8961</text:p>
          </table:table-cell>
          <table:table-cell office:value-type="float" office:value="2955.0">
            <text:p>2955.0</text:p>
          </table:table-cell>
          <table:table-cell office:value-type="float" office:value="45.0">
            <text:p>45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6.566">
            <text:p>-6.566</text:p>
          </table:table-cell>
          <table:table-cell office:value-type="float" office:value="0.11596038116529284">
            <text:p>0.11596038116529284</text:p>
          </table:table-cell>
          <table:table-cell office:value-type="float" office:value="0.11596038116529284">
            <text:p>0.11596038116529284</text:p>
          </table:table-cell>
          <table:table-cell office:value-type="string" office:value="SlagleEtal2006,EngelhartHorton2012">
            <text:p>SlagleEtal2006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New_York-1">
            <text:p>New_York-1</text:p>
          </table:table-cell>
          <table:table-cell office:value-type="float" office:value="41.047">
            <text:p>41.047</text:p>
          </table:table-cell>
          <table:table-cell office:value-type="float" office:value="-73.896">
            <text:p>-73.896</text:p>
          </table:table-cell>
          <table:table-cell office:value-type="float" office:value="3500.0">
            <text:p>3500.0</text:p>
          </table:table-cell>
          <table:table-cell office:value-type="float" office:value="40.0">
            <text:p>4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8.1756">
            <text:p>-8.1756</text:p>
          </table:table-cell>
          <table:table-cell office:value-type="float" office:value="0.11559307937761673">
            <text:p>0.11559307937761673</text:p>
          </table:table-cell>
          <table:table-cell office:value-type="float" office:value="0.11559307937761673">
            <text:p>0.11559307937761673</text:p>
          </table:table-cell>
          <table:table-cell office:value-type="string" office:value="SlagleEtal2006,EngelhartHorton2012">
            <text:p>SlagleEtal2006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74">
            <text:p>QC-774</text:p>
          </table:table-cell>
          <table:table-cell office:value-type="float" office:value="41.225">
            <text:p>41.225</text:p>
          </table:table-cell>
          <table:table-cell office:value-type="float" office:value="-73.967">
            <text:p>-73.967</text:p>
          </table:table-cell>
          <table:table-cell office:value-type="float" office:value="3090.0">
            <text:p>309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455">
            <text:p>-3.455</text:p>
          </table:table-cell>
          <table:table-cell office:value-type="float" office:value="0.8104">
            <text:p>0.8104</text:p>
          </table:table-cell>
          <table:table-cell office:value-type="float" office:value="0.8104">
            <text:p>0.810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L-562">
            <text:p>L-562</text:p>
          </table:table-cell>
          <table:table-cell office:value-type="float" office:value="40.717">
            <text:p>40.717</text:p>
          </table:table-cell>
          <table:table-cell office:value-type="float" office:value="-74.0">
            <text:p>-74.0</text:p>
          </table:table-cell>
          <table:table-cell office:value-type="float" office:value="6500.0">
            <text:p>650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3.2158">
            <text:p>-13.2158</text:p>
          </table:table-cell>
          <table:table-cell office:value-type="float" office:value="0.2541653005427767">
            <text:p>0.2541653005427767</text:p>
          </table:table-cell>
          <table:table-cell office:value-type="float" office:value="0.2541653005427767">
            <text:p>0.2541653005427767</text:p>
          </table:table-cell>
          <table:table-cell office:value-type="string" office:value="OlsonBroecker1961,EngelhartHorton2012">
            <text:p>OlsonBroecker1961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808">
            <text:p>QC-808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5480.0">
            <text:p>5480.0</text:p>
          </table:table-cell>
          <table:table-cell office:value-type="float" office:value="140.0">
            <text:p>1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.155">
            <text:p>-11.155</text:p>
          </table:table-cell>
          <table:table-cell office:value-type="float" office:value="0.841">
            <text:p>0.841</text:p>
          </table:table-cell>
          <table:table-cell office:value-type="float" office:value="0.841">
            <text:p>0.841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809">
            <text:p>QC-809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6840.0">
            <text:p>6840.0</text:p>
          </table:table-cell>
          <table:table-cell office:value-type="float" office:value="230.0">
            <text:p>2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0.4688">
            <text:p>-10.4688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810">
            <text:p>QC-810</text:p>
          </table:table-cell>
          <table:table-cell office:value-type="float" office:value="41.225">
            <text:p>41.225</text:p>
          </table:table-cell>
          <table:table-cell office:value-type="float" office:value="-73.967">
            <text:p>-73.967</text:p>
          </table:table-cell>
          <table:table-cell office:value-type="float" office:value="3030.0">
            <text:p>303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305">
            <text:p>-3.305</text:p>
          </table:table-cell>
          <table:table-cell office:value-type="float" office:value="0.8211">
            <text:p>0.8211</text:p>
          </table:table-cell>
          <table:table-cell office:value-type="float" office:value="0.8211">
            <text:p>0.8211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509">
            <text:p>QC-509</text:p>
          </table:table-cell>
          <table:table-cell office:value-type="float" office:value="41.299">
            <text:p>41.299</text:p>
          </table:table-cell>
          <table:table-cell office:value-type="float" office:value="-73.94722">
            <text:p>-73.94722</text:p>
          </table:table-cell>
          <table:table-cell office:value-type="float" office:value="4550.0">
            <text:p>4550.0</text:p>
          </table:table-cell>
          <table:table-cell office:value-type="float" office:value="130.0">
            <text:p>1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.305">
            <text:p>-9.305</text:p>
          </table:table-cell>
          <table:table-cell office:value-type="float" office:value="0.8017">
            <text:p>0.8017</text:p>
          </table:table-cell>
          <table:table-cell office:value-type="float" office:value="0.8017">
            <text:p>0.8017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73">
            <text:p>QC-773</text:p>
          </table:table-cell>
          <table:table-cell office:value-type="float" office:value="41.225">
            <text:p>41.225</text:p>
          </table:table-cell>
          <table:table-cell office:value-type="float" office:value="-73.967">
            <text:p>-73.967</text:p>
          </table:table-cell>
          <table:table-cell office:value-type="float" office:value="2650.0">
            <text:p>265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555">
            <text:p>-2.555</text:p>
          </table:table-cell>
          <table:table-cell office:value-type="float" office:value="0.8104">
            <text:p>0.8104</text:p>
          </table:table-cell>
          <table:table-cell office:value-type="float" office:value="0.8104">
            <text:p>0.810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30">
            <text:p>QC-730</text:p>
          </table:table-cell>
          <table:table-cell office:value-type="float" office:value="41.025">
            <text:p>41.025</text:p>
          </table:table-cell>
          <table:table-cell office:value-type="float" office:value="-73.9">
            <text:p>-73.9</text:p>
          </table:table-cell>
          <table:table-cell office:value-type="float" office:value="3050.0">
            <text:p>305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255">
            <text:p>-5.255</text:p>
          </table:table-cell>
          <table:table-cell office:value-type="float" office:value="0.8109">
            <text:p>0.8109</text:p>
          </table:table-cell>
          <table:table-cell office:value-type="float" office:value="0.8109">
            <text:p>0.8109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811">
            <text:p>QC-811</text:p>
          </table:table-cell>
          <table:table-cell office:value-type="float" office:value="41.225">
            <text:p>41.225</text:p>
          </table:table-cell>
          <table:table-cell office:value-type="float" office:value="-73.967">
            <text:p>-73.967</text:p>
          </table:table-cell>
          <table:table-cell office:value-type="float" office:value="2700.0">
            <text:p>2700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605">
            <text:p>-3.605</text:p>
          </table:table-cell>
          <table:table-cell office:value-type="float" office:value="0.8211">
            <text:p>0.8211</text:p>
          </table:table-cell>
          <table:table-cell office:value-type="float" office:value="0.8211">
            <text:p>0.8211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23">
            <text:p>QC-723</text:p>
          </table:table-cell>
          <table:table-cell office:value-type="float" office:value="41.299">
            <text:p>41.299</text:p>
          </table:table-cell>
          <table:table-cell office:value-type="float" office:value="-73.94722">
            <text:p>-73.94722</text:p>
          </table:table-cell>
          <table:table-cell office:value-type="float" office:value="3910.0">
            <text:p>3910.0</text:p>
          </table:table-cell>
          <table:table-cell office:value-type="float" office:value="130.0">
            <text:p>1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755">
            <text:p>-6.755</text:p>
          </table:table-cell>
          <table:table-cell office:value-type="float" office:value="0.8124">
            <text:p>0.8124</text:p>
          </table:table-cell>
          <table:table-cell office:value-type="float" office:value="0.8124">
            <text:p>0.812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512">
            <text:p>QC-512</text:p>
          </table:table-cell>
          <table:table-cell office:value-type="float" office:value="41.299">
            <text:p>41.299</text:p>
          </table:table-cell>
          <table:table-cell office:value-type="float" office:value="-73.94722">
            <text:p>-73.94722</text:p>
          </table:table-cell>
          <table:table-cell office:value-type="float" office:value="4120.0">
            <text:p>4120.0</text:p>
          </table:table-cell>
          <table:table-cell office:value-type="float" office:value="350.0">
            <text:p>35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805">
            <text:p>-8.805</text:p>
          </table:table-cell>
          <table:table-cell office:value-type="float" office:value="0.8067">
            <text:p>0.8067</text:p>
          </table:table-cell>
          <table:table-cell office:value-type="float" office:value="0.8067">
            <text:p>0.8067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565">
            <text:p>QC-565</text:p>
          </table:table-cell>
          <table:table-cell office:value-type="float" office:value="41.299">
            <text:p>41.299</text:p>
          </table:table-cell>
          <table:table-cell office:value-type="float" office:value="-73.947">
            <text:p>-73.947</text:p>
          </table:table-cell>
          <table:table-cell office:value-type="float" office:value="5470.0">
            <text:p>5470.0</text:p>
          </table:table-cell>
          <table:table-cell office:value-type="float" office:value="140.0">
            <text:p>1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7.4709">
            <text:p>-7.4709</text:p>
          </table:table-cell>
          <table:table-cell office:value-type="float" office:value="0.5390732788777423">
            <text:p>0.5390732788777423</text:p>
          </table:table-cell>
          <table:table-cell office:value-type="float" office:value="0.5390732788777423">
            <text:p>0.5390732788777423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566">
            <text:p>QC-566</text:p>
          </table:table-cell>
          <table:table-cell office:value-type="float" office:value="41.299">
            <text:p>41.299</text:p>
          </table:table-cell>
          <table:table-cell office:value-type="float" office:value="-73.947">
            <text:p>-73.947</text:p>
          </table:table-cell>
          <table:table-cell office:value-type="float" office:value="4660.0">
            <text:p>466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5.7439">
            <text:p>-5.7439</text:p>
          </table:table-cell>
          <table:table-cell office:value-type="float" office:value="0.5360970061472085">
            <text:p>0.5360970061472085</text:p>
          </table:table-cell>
          <table:table-cell office:value-type="float" office:value="0.5360970061472085">
            <text:p>0.5360970061472085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568">
            <text:p>QC-568</text:p>
          </table:table-cell>
          <table:table-cell office:value-type="float" office:value="41.299">
            <text:p>41.299</text:p>
          </table:table-cell>
          <table:table-cell office:value-type="float" office:value="-73.94722">
            <text:p>-73.94722</text:p>
          </table:table-cell>
          <table:table-cell office:value-type="float" office:value="3170.0">
            <text:p>3170.0</text:p>
          </table:table-cell>
          <table:table-cell office:value-type="float" office:value="170.0">
            <text:p>1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015">
            <text:p>-4.015</text:p>
          </table:table-cell>
          <table:table-cell office:value-type="float" office:value="0.8026">
            <text:p>0.8026</text:p>
          </table:table-cell>
          <table:table-cell office:value-type="float" office:value="0.8026">
            <text:p>0.802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569">
            <text:p>QC-569</text:p>
          </table:table-cell>
          <table:table-cell office:value-type="float" office:value="41.299">
            <text:p>41.299</text:p>
          </table:table-cell>
          <table:table-cell office:value-type="float" office:value="-73.94722">
            <text:p>-73.94722</text:p>
          </table:table-cell>
          <table:table-cell office:value-type="float" office:value="2490.0">
            <text:p>2490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945">
            <text:p>-1.945</text:p>
          </table:table-cell>
          <table:table-cell office:value-type="float" office:value="0.8026">
            <text:p>0.8026</text:p>
          </table:table-cell>
          <table:table-cell office:value-type="float" office:value="0.8026">
            <text:p>0.802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573">
            <text:p>QC-573</text:p>
          </table:table-cell>
          <table:table-cell office:value-type="float" office:value="41.299">
            <text:p>41.299</text:p>
          </table:table-cell>
          <table:table-cell office:value-type="float" office:value="-73.947">
            <text:p>-73.947</text:p>
          </table:table-cell>
          <table:table-cell office:value-type="float" office:value="6230.0">
            <text:p>6230.0</text:p>
          </table:table-cell>
          <table:table-cell office:value-type="float" office:value="120.0">
            <text:p>1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9.6672">
            <text:p>-9.6672</text:p>
          </table:table-cell>
          <table:table-cell office:value-type="float" office:value="0.5427706698044765">
            <text:p>0.5427706698044765</text:p>
          </table:table-cell>
          <table:table-cell office:value-type="float" office:value="0.5427706698044765">
            <text:p>0.5427706698044765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686">
            <text:p>QC-686</text:p>
          </table:table-cell>
          <table:table-cell office:value-type="float" office:value="41.611">
            <text:p>41.611</text:p>
          </table:table-cell>
          <table:table-cell office:value-type="float" office:value="-73.966">
            <text:p>-73.966</text:p>
          </table:table-cell>
          <table:table-cell office:value-type="float" office:value="4570.0">
            <text:p>457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3">
            <text:p>-8.3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691">
            <text:p>QC-691</text:p>
          </table:table-cell>
          <table:table-cell office:value-type="float" office:value="41.406">
            <text:p>41.406</text:p>
          </table:table-cell>
          <table:table-cell office:value-type="float" office:value="-73.942">
            <text:p>-73.942</text:p>
          </table:table-cell>
          <table:table-cell office:value-type="float" office:value="2320.0">
            <text:p>2320.0</text:p>
          </table:table-cell>
          <table:table-cell office:value-type="float" office:value="500.0">
            <text:p>50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346">
            <text:p>0.0346</text:p>
          </table:table-cell>
          <table:table-cell office:value-type="float" office:value="0.5446099521676041">
            <text:p>0.5446099521676041</text:p>
          </table:table-cell>
          <table:table-cell office:value-type="float" office:value="0.5446099521676041">
            <text:p>0.5446099521676041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692">
            <text:p>QC-692</text:p>
          </table:table-cell>
          <table:table-cell office:value-type="float" office:value="41.406">
            <text:p>41.406</text:p>
          </table:table-cell>
          <table:table-cell office:value-type="float" office:value="-73.942">
            <text:p>-73.942</text:p>
          </table:table-cell>
          <table:table-cell office:value-type="float" office:value="4660.0">
            <text:p>4660.0</text:p>
          </table:table-cell>
          <table:table-cell office:value-type="float" office:value="140.0">
            <text:p>1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.455">
            <text:p>-9.455</text:p>
          </table:table-cell>
          <table:table-cell office:value-type="float" office:value="0.8262">
            <text:p>0.8262</text:p>
          </table:table-cell>
          <table:table-cell office:value-type="float" office:value="0.8262">
            <text:p>0.8262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693">
            <text:p>QC-693</text:p>
          </table:table-cell>
          <table:table-cell office:value-type="float" office:value="41.406">
            <text:p>41.406</text:p>
          </table:table-cell>
          <table:table-cell office:value-type="float" office:value="-73.942">
            <text:p>-73.942</text:p>
          </table:table-cell>
          <table:table-cell office:value-type="float" office:value="3210.0">
            <text:p>321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855">
            <text:p>-4.855</text:p>
          </table:table-cell>
          <table:table-cell office:value-type="float" office:value="0.8352">
            <text:p>0.8352</text:p>
          </table:table-cell>
          <table:table-cell office:value-type="float" office:value="0.8352">
            <text:p>0.8352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694">
            <text:p>QC-694</text:p>
          </table:table-cell>
          <table:table-cell office:value-type="float" office:value="41.406">
            <text:p>41.406</text:p>
          </table:table-cell>
          <table:table-cell office:value-type="float" office:value="-73.942">
            <text:p>-73.942</text:p>
          </table:table-cell>
          <table:table-cell office:value-type="float" office:value="3760.0">
            <text:p>3760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255">
            <text:p>-6.255</text:p>
          </table:table-cell>
          <table:table-cell office:value-type="float" office:value="0.8367">
            <text:p>0.8367</text:p>
          </table:table-cell>
          <table:table-cell office:value-type="float" office:value="0.8367">
            <text:p>0.8367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690">
            <text:p>QC-690</text:p>
          </table:table-cell>
          <table:table-cell office:value-type="float" office:value="41.406">
            <text:p>41.406</text:p>
          </table:table-cell>
          <table:table-cell office:value-type="float" office:value="-73.942">
            <text:p>-73.942</text:p>
          </table:table-cell>
          <table:table-cell office:value-type="float" office:value="1440.0">
            <text:p>144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0154">
            <text:p>-1.0154</text:p>
          </table:table-cell>
          <table:table-cell office:value-type="float" office:value="0.5446099521676041">
            <text:p>0.5446099521676041</text:p>
          </table:table-cell>
          <table:table-cell office:value-type="float" office:value="0.5446099521676041">
            <text:p>0.5446099521676041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695">
            <text:p>QC-695</text:p>
          </table:table-cell>
          <table:table-cell office:value-type="float" office:value="41.406">
            <text:p>41.406</text:p>
          </table:table-cell>
          <table:table-cell office:value-type="float" office:value="-73.942">
            <text:p>-73.942</text:p>
          </table:table-cell>
          <table:table-cell office:value-type="float" office:value="2440.0">
            <text:p>244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55">
            <text:p>-3.055</text:p>
          </table:table-cell>
          <table:table-cell office:value-type="float" office:value="0.8347">
            <text:p>0.8347</text:p>
          </table:table-cell>
          <table:table-cell office:value-type="float" office:value="0.8347">
            <text:p>0.8347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22">
            <text:p>QC-722</text:p>
          </table:table-cell>
          <table:table-cell office:value-type="float" office:value="41.299">
            <text:p>41.299</text:p>
          </table:table-cell>
          <table:table-cell office:value-type="float" office:value="-73.947">
            <text:p>-73.947</text:p>
          </table:table-cell>
          <table:table-cell office:value-type="float" office:value="2360.0">
            <text:p>236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2154">
            <text:p>-1.2154</text:p>
          </table:table-cell>
          <table:table-cell office:value-type="float" office:value="0.5446099521676041">
            <text:p>0.5446099521676041</text:p>
          </table:table-cell>
          <table:table-cell office:value-type="float" office:value="0.5446099521676041">
            <text:p>0.5446099521676041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21">
            <text:p>QC-721</text:p>
          </table:table-cell>
          <table:table-cell office:value-type="float" office:value="41.299">
            <text:p>41.299</text:p>
          </table:table-cell>
          <table:table-cell office:value-type="float" office:value="-73.94722">
            <text:p>-73.94722</text:p>
          </table:table-cell>
          <table:table-cell office:value-type="float" office:value="3320.0">
            <text:p>332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555">
            <text:p>-5.555</text:p>
          </table:table-cell>
          <table:table-cell office:value-type="float" office:value="0.8116">
            <text:p>0.8116</text:p>
          </table:table-cell>
          <table:table-cell office:value-type="float" office:value="0.8116">
            <text:p>0.811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05">
            <text:p>QC-705</text:p>
          </table:table-cell>
          <table:table-cell office:value-type="float" office:value="41.611">
            <text:p>41.611</text:p>
          </table:table-cell>
          <table:table-cell office:value-type="float" office:value="-73.966">
            <text:p>-73.966</text:p>
          </table:table-cell>
          <table:table-cell office:value-type="float" office:value="4260.0">
            <text:p>4260.0</text:p>
          </table:table-cell>
          <table:table-cell office:value-type="float" office:value="130.0">
            <text:p>1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205">
            <text:p>-7.205</text:p>
          </table:table-cell>
          <table:table-cell office:value-type="float" office:value="0.8124">
            <text:p>0.8124</text:p>
          </table:table-cell>
          <table:table-cell office:value-type="float" office:value="0.8124">
            <text:p>0.8124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09">
            <text:p>QC-709</text:p>
          </table:table-cell>
          <table:table-cell office:value-type="float" office:value="41.225">
            <text:p>41.225</text:p>
          </table:table-cell>
          <table:table-cell office:value-type="float" office:value="-73.967">
            <text:p>-73.967</text:p>
          </table:table-cell>
          <table:table-cell office:value-type="float" office:value="2220.0">
            <text:p>2220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335">
            <text:p>-3.335</text:p>
          </table:table-cell>
          <table:table-cell office:value-type="float" office:value="0.8165">
            <text:p>0.8165</text:p>
          </table:table-cell>
          <table:table-cell office:value-type="float" office:value="0.8165">
            <text:p>0.8165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11">
            <text:p>QC-711</text:p>
          </table:table-cell>
          <table:table-cell office:value-type="float" office:value="41.225">
            <text:p>41.225</text:p>
          </table:table-cell>
          <table:table-cell office:value-type="float" office:value="-73.967">
            <text:p>-73.967</text:p>
          </table:table-cell>
          <table:table-cell office:value-type="float" office:value="3630.0">
            <text:p>363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205">
            <text:p>-5.205</text:p>
          </table:table-cell>
          <table:table-cell office:value-type="float" office:value="0.8216">
            <text:p>0.8216</text:p>
          </table:table-cell>
          <table:table-cell office:value-type="float" office:value="0.8216">
            <text:p>0.8216</text:p>
          </table:table-cell>
          <table:table-cell office:value-type="string" office:value="PardiEtal1984,EngelhartHorton2012">
            <text:p>PardiEtal1984,EngelhartHorton2012</text:p>
          </table:table-cell>
        </table:table-row>
        <table:table-row>
          <table:table-cell office:value-type="string" office:value="New_York">
            <text:p>New_York</text:p>
          </table:table-cell>
          <table:table-cell office:value-type="string" office:value="radiocarbon">
            <text:p>radiocarbon</text:p>
          </table:table-cell>
          <table:table-cell office:value-type="string" office:value="QC-712">
            <text:p>QC-712</text:p>
          </table:table-cell>
          <table:table-cell office:value-type="float" office:value="41.225">
            <text:p>41.225</text:p>
          </table:table-cell>
          <table:table-cell office:value-type="float" office:value="-73.967">
            <text:p>-73.967</text:p>
          </table:table-cell>
          <table:table-cell office:value-type="float" office:value="1940.0">
            <text:p>194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555">
            <text:p>-2.555</text:p>
          </table:table-cell>
          <table:table-cell office:value-type="float" office:value="0.8104">
            <text:p>0.8104</text:p>
          </table:table-cell>
          <table:table-cell office:value-type="float" office:value="0.8104">
            <text:p>0.8104</text:p>
          </table:table-cell>
          <table:table-cell office:value-type="string" office:value="PardiEtal1984,EngelhartHorton2012">
            <text:p>PardiEtal1984,EngelhartHorton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